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2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dash" draw:stroke-dash="Fine_20_Dashed_20__28_var_29_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6" style:family="graphic" style:parent-style-name="objectwithoutfill">
      <style:graphic-properties draw:stroke="solid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7" style:family="graphic" style:parent-style-name="objectwithoutfill">
      <style:graphic-properties svg:stroke-width="0.025cm" draw:marker-start-width="0.026cm" draw:marker-end-width="0.026cm" draw:fill="none" draw:textarea-horizontal-align="center" draw:textarea-vertical-align="middle" fo:padding-top="0.137cm" fo:padding-bottom="0.137cm" fo:padding-left="0.262cm" fo:padding-right="0.26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66cm" svg:y1="4.364cm" svg:x2="19.634cm" svg:y2="7.225cm">
          <text:p/>
        </draw:line>
        <draw:line draw:style-name="gr1" draw:text-style-name="P1" draw:layer="layout" svg:x1="8.366cm" svg:y1="7.223cm" svg:x2="14.034cm" svg:y2="4.3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3" draw:text-style-name="P1" draw:layer="layout" svg:x1="13.996cm" svg:y1="16.51cm" svg:x2="13.996cm" svg:y2="16.638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Draw a Cube</text:p>
          </draw:text-box>
        </draw:frame>
        <draw:frame presentation:style-name="pr2" draw:text-style-name="P3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1">3 dimensions in space</text:span></text:p>
              </text:list-item>
              <text:list-item>
                <text:p text:style-name="P2"><text:span text:style-name="T1">Volume <text:s text:c="26"/></text:span><text:span text:style-name="T2">(Click to start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66cm" svg:y1="4.364cm" svg:x2="19.634cm" svg:y2="7.225cm">
          <text:p/>
        </draw:line>
        <draw:line draw:style-name="gr1" draw:text-style-name="P1" draw:layer="layout" svg:x1="8.366cm" svg:y1="7.223cm" svg:x2="14.034cm" svg:y2="4.3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3" draw:text-style-name="P1" draw:layer="layout" svg:x1="13.996cm" svg:y1="16.51cm" svg:x2="13.996cm" svg:y2="16.638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Draw a Cube</text:p>
          </draw:text-box>
        </draw:frame>
        <draw:frame presentation:style-name="pr2" draw:text-style-name="P3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1">3 dimensions in space</text:span></text:p>
              </text:list-item>
              <text:list-item>
                <text:p text:style-name="P2"><text:span text:style-name="T1">Volu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line draw:style-name="gr3" draw:text-style-name="P1" draw:layer="layout" svg:x1="8.366cm" svg:y1="13.762cm" svg:x2="14.034cm" svg:y2="16.623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Draw a Cube</text:p>
          </draw:text-box>
        </draw:fram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1 dimension: widt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3" draw:text-style-name="P1" draw:layer="layout" svg:x1="13.993cm" svg:y1="10.008cm" svg:x2="13.994cm" svg:y2="16.638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Draw a Cube</text:p>
          </draw:text-box>
        </draw:fram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2 dimensions: width and heigh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3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Draw a Cube</text:p>
          </draw:text-box>
        </draw:fram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3 dimensions</text:span><text:span text:style-name="T3">: width, height, and lengt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Draw a Cube</text:p>
          </draw:text-box>
        </draw:frame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3 dimensions</text:span><text:span text:style-name="T3">: width, height, and length; are the dimensional bas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8.366cm" svg:y1="14.786cm" svg:x2="8.454cm" svg:y2="6.658cm">
          <text:p/>
        </draw:line>
        <draw:line draw:style-name="gr5" draw:text-style-name="P1" draw:layer="layout" svg:x1="13.97cm" svg:y1="9.398cm" svg:x2="13.97cm" svg:y2="17.272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4cm" svg:y1="7.122cm" svg:x2="8.392cm" svg:y2="13.738cm">
          <text:p/>
        </draw:line>
        <draw:line draw:style-name="gr2" draw:text-style-name="P1" draw:layer="layout" svg:x1="8.366cm" svg:y1="14.786cm" svg:x2="8.454cm" svg:y2="6.658cm">
          <text:p/>
        </draw:line>
        <draw:line draw:style-name="gr5" draw:text-style-name="P1" draw:layer="layout" svg:x1="13.97cm" svg:y1="9.398cm" svg:x2="13.97cm" svg:y2="17.272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4cm" svg:y1="7.122cm" svg:x2="8.392cm" svg:y2="13.738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6" draw:text-style-name="P1" draw:layer="layout" svg:x1="8.4cm" svg:y1="7.122cm" svg:x2="8.392cm" svg:y2="13.738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2" draw:text-style-name="P1" draw:layer="layout" svg:x1="15.24cm" svg:y1="10.668cm" svg:x2="7.754cm" svg:y2="6.858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366cm" svg:y1="7.163cm" svg:x2="14.034cm" svg:y2="10.024cm">
          <text:p/>
        </draw:line>
        <draw:line draw:style-name="gr6" draw:text-style-name="P1" draw:layer="layout" svg:x1="8.4cm" svg:y1="7.122cm" svg:x2="8.392cm" svg:y2="13.738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2" draw:text-style-name="P1" draw:layer="layout" svg:x1="15.24cm" svg:y1="10.668cm" svg:x2="7.754cm" svg:y2="6.858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366cm" svg:y1="7.163cm" svg:x2="14.034cm" svg:y2="10.024cm">
          <text:p/>
        </draw:line>
        <draw:line draw:style-name="gr6" draw:text-style-name="P1" draw:layer="layout" svg:x1="8.4cm" svg:y1="7.122cm" svg:x2="8.392cm" svg:y2="13.738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20.32cm" svg:y1="6.858cm" svg:x2="13.208cm" svg:y2="10.414cm">
          <text:p/>
        </draw:line>
        <draw:line draw:style-name="gr2" draw:text-style-name="P1" draw:layer="layout" svg:x1="20.32cm" svg:y1="13.458cm" svg:x2="13.208cm" svg:y2="17.014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10.023cm" svg:x2="19.634cm" svg:y2="7.162cm">
          <text:p/>
        </draw:line>
        <draw:line draw:style-name="gr2" draw:text-style-name="P1" draw:layer="layout" svg:x1="20.32cm" svg:y1="6.858cm" svg:x2="13.208cm" svg:y2="10.414cm">
          <text:p/>
        </draw:line>
        <draw:line draw:style-name="gr2" draw:text-style-name="P1" draw:layer="layout" svg:x1="20.32cm" svg:y1="13.458cm" svg:x2="13.208cm" svg:y2="17.014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10.023cm" svg:x2="19.634cm" svg:y2="7.162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2" draw:text-style-name="P1" draw:layer="layout" svg:x1="19.567cm" svg:y1="14.787cm" svg:x2="19.655cm" svg:y2="6.659cm">
          <text:p/>
        </draw:line>
        <draw:line draw:style-name="gr5" draw:text-style-name="P1" draw:layer="layout" svg:x1="13.971cm" svg:y1="9.399cm" svg:x2="13.971cm" svg:y2="17.273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3" draw:text-style-name="P1" draw:layer="layout" svg:x1="19.589cm" svg:y1="7.211cm" svg:x2="19.592cm" svg:y2="13.738cm">
          <text:p/>
        </draw:line>
        <draw:line draw:style-name="gr2" draw:text-style-name="P1" draw:layer="layout" svg:x1="19.567cm" svg:y1="14.787cm" svg:x2="19.655cm" svg:y2="6.659cm">
          <text:p/>
        </draw:line>
        <draw:line draw:style-name="gr5" draw:text-style-name="P1" draw:layer="layout" svg:x1="13.971cm" svg:y1="9.399cm" svg:x2="13.971cm" svg:y2="17.273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3" draw:text-style-name="P1" draw:layer="layout" svg:x1="19.589cm" svg:y1="7.211cm" svg:x2="19.592cm" svg:y2="13.738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20.24cm" svg:y1="6.858cm" svg:x2="12.754cm" svg:y2="10.668cm">
          <text:p/>
        </draw:line>
        <draw:line draw:style-name="gr2" draw:text-style-name="P1" draw:layer="layout" svg:x1="15.12cm" svg:y1="3.81cm" svg:x2="7.634cm" svg:y2="7.62cm">
          <text:p/>
        </draw:lin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366cm" svg:y1="7.224cm" svg:x2="14.034cm" svg:y2="4.363cm">
          <text:p/>
        </draw:line>
        <draw:line draw:style-name="gr2" draw:text-style-name="P1" draw:layer="layout" svg:x1="20.24cm" svg:y1="6.858cm" svg:x2="12.754cm" svg:y2="10.668cm">
          <text:p/>
        </draw:line>
        <draw:line draw:style-name="gr2" draw:text-style-name="P1" draw:layer="layout" svg:x1="15.12cm" svg:y1="3.81cm" svg:x2="7.634cm" svg:y2="7.62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366cm" svg:y1="7.224cm" svg:x2="14.034cm" svg:y2="4.363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1" draw:text-style-name="P1" draw:layer="layout" svg:x1="8.366cm" svg:y1="7.224cm" svg:x2="14.034cm" svg:y2="4.363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4.365cm" svg:x2="19.634cm" svg:y2="7.226cm">
          <text:p/>
        </draw:line>
        <draw:line draw:style-name="gr1" draw:text-style-name="P1" draw:layer="layout" svg:x1="8.366cm" svg:y1="7.224cm" svg:x2="14.034cm" svg:y2="4.363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4.365cm" svg:x2="19.634cm" svg:y2="7.226cm">
          <text:p/>
        </draw:line>
        <draw:line draw:style-name="gr1" draw:text-style-name="P1" draw:layer="layout" svg:x1="8.366cm" svg:y1="7.224cm" svg:x2="14.034cm" svg:y2="4.363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7" draw:text-style-name="P1" draw:layer="layout" svg:x1="13.966cm" svg:y1="4.365cm" svg:x2="19.634cm" svg:y2="7.226cm">
          <text:p/>
        </draw:line>
        <draw:line draw:style-name="gr1" draw:text-style-name="P1" draw:layer="layout" svg:x1="8.366cm" svg:y1="7.224cm" svg:x2="14.034cm" svg:y2="4.363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66cm" svg:y1="4.364cm" svg:x2="19.634cm" svg:y2="7.225cm">
          <text:p/>
        </draw:line>
        <draw:line draw:style-name="gr1" draw:text-style-name="P1" draw:layer="layout" svg:x1="8.366cm" svg:y1="7.223cm" svg:x2="14.034cm" svg:y2="4.3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42cm" svg:y1="7.62cm" svg:x2="13.308cm" svg:y2="4.064cm">
          <text:p/>
        </draw:line>
        <draw:line draw:style-name="gr2" draw:text-style-name="P1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ll Sides of a Cube are Square</text:p>
          </draw:text-box>
        </draw:frame>
        <draw:frame presentation:style-name="pr2" draw:text-style-name="P3" draw:layer="layout" svg:width="25.199cm" svg:height="13.859cm" svg:x="1.408cm" svg:y="3.92cm" presentation:class="outline" presentation:user-transformed="true">
          <draw:text-box>
            <text:p text:style-name="P2"><text:span text:style-name="T1">Next, draw a cube</text:span></text:p>
            <text:p text:style-name="P2"><text:span text:style-name="T1"><text:s text:c="5"/></text:span><text:span text:style-name="T1">square by square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1T0">
        <office:forms form:automatic-focus="false" form:apply-design-mode="false"/>
        <draw:line draw:style-name="gr3" draw:text-style-name="P1" draw:layer="layout" svg:x1="8.366cm" svg:y1="13.762cm" svg:x2="14.034cm" svg:y2="16.623cm">
          <text:p/>
        </draw:line>
        <draw:line draw:style-name="gr3" draw:text-style-name="P1" draw:layer="layout" svg:x1="13.966cm" svg:y1="16.623cm" svg:x2="19.634cm" svg:y2="13.762cm">
          <text:p/>
        </draw:line>
        <draw:line draw:style-name="gr3" draw:text-style-name="P1" draw:layer="layout" svg:x1="13.993cm" svg:y1="10.008cm" svg:x2="13.994cm" svg:y2="16.638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Start with the 3 dimensional baselin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Start with the 3 dimensional baseline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13.859cm" svg:x="1.404cm" svg:y="4.916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draw:line draw:style-name="gr1" draw:text-style-name="P1" draw:layer="layout" svg:x1="8.367cm" svg:y1="13.762cm" svg:x2="14.035cm" svg:y2="16.623cm">
          <text:p/>
        </draw:line>
        <draw:line draw:style-name="gr1" draw:text-style-name="P1" draw:layer="layout" svg:x1="13.967cm" svg:y1="16.623cm" svg:x2="19.635cm" svg:y2="13.762cm">
          <text:p/>
        </draw:line>
        <draw:line draw:style-name="gr1" draw:text-style-name="P1" draw:layer="layout" svg:x1="13.994cm" svg:y1="10.008cm" svg:x2="13.995cm" svg:y2="16.638cm">
          <text:p/>
        </draw:line>
        <draw:line draw:style-name="gr3" draw:text-style-name="P1" draw:layer="layout" svg:x1="8.367cm" svg:y1="7.163cm" svg:x2="14.035cm" svg:y2="10.024cm">
          <text:p/>
        </draw:line>
        <draw:line draw:style-name="gr2" draw:text-style-name="P1" draw:layer="layout" svg:x1="15.241cm" svg:y1="17.268cm" svg:x2="7.755cm" svg:y2="13.458cm">
          <text:p/>
        </draw:line>
        <draw:line draw:style-name="gr2" draw:text-style-name="P1" draw:layer="layout" svg:x1="15.241cm" svg:y1="10.668cm" svg:x2="7.755cm" svg:y2="6.858cm">
          <text:p/>
        </draw:line>
        <draw:line draw:style-name="gr3" draw:text-style-name="P1" draw:layer="layout" svg:x1="8.401cm" svg:y1="7.122cm" svg:x2="8.393cm" svg:y2="13.738cm">
          <text:p/>
        </draw:lin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10.023cm" svg:x2="19.634cm" svg:y2="7.162cm">
          <text:p/>
        </draw:line>
        <draw:line draw:style-name="gr2" draw:text-style-name="P1" draw:layer="layout" svg:x1="20.32cm" svg:y1="6.858cm" svg:x2="13.208cm" svg:y2="10.414cm">
          <text:p/>
        </draw:line>
        <draw:line draw:style-name="gr2" draw:text-style-name="P1" draw:layer="layout" svg:x1="20.32cm" svg:y1="13.458cm" svg:x2="13.208cm" svg:y2="17.014cm">
          <text:p/>
        </draw:line>
        <draw:line draw:style-name="gr3" draw:text-style-name="P1" draw:layer="layout" svg:x1="19.59cm" svg:y1="7.212cm" svg:x2="19.593cm" svg:y2="13.739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4.365cm" svg:x2="19.634cm" svg:y2="7.226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3" draw:text-style-name="P1" draw:layer="layout" svg:x1="8.366cm" svg:y1="7.224cm" svg:x2="14.034cm" svg:y2="4.363cm">
          <text:p/>
        </draw:lin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66cm" svg:y1="4.364cm" svg:x2="19.634cm" svg:y2="7.225cm">
          <text:p/>
        </draw:line>
        <draw:line draw:style-name="gr1" draw:text-style-name="P1" draw:layer="layout" svg:x1="8.366cm" svg:y1="7.223cm" svg:x2="14.034cm" svg:y2="4.3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42cm" svg:y1="7.62cm" svg:x2="13.308cm" svg:y2="4.064cm">
          <text:p/>
        </draw:line>
        <draw:line draw:style-name="gr2" draw:text-style-name="P1" draw:layer="layout" svg:x1="15.24cm" svg:y1="17.268cm" svg:x2="7.754cm" svg:y2="13.458cm">
          <text:p/>
        </draw:lin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0">
        <office:forms form:automatic-focus="false" form:apply-design-mode="false"/>
        <draw:line draw:style-name="gr3" draw:text-style-name="P1" draw:layer="layout" svg:x1="8.366cm" svg:y1="13.762cm" svg:x2="14.034cm" svg:y2="16.623cm">
          <text:p/>
        </draw:line>
        <draw:line draw:style-name="gr3" draw:text-style-name="P1" draw:layer="layout" svg:x1="13.966cm" svg:y1="16.623cm" svg:x2="19.634cm" svg:y2="13.762cm">
          <text:p/>
        </draw:line>
        <draw:line draw:style-name="gr3" draw:text-style-name="P1" draw:layer="layout" svg:x1="13.993cm" svg:y1="10.008cm" svg:x2="13.994cm" svg:y2="16.638cm">
          <text:p/>
        </draw:line>
        <draw:frame presentation:style-name="pr2" draw:text-style-name="P3" draw:layer="layout" svg:width="25.199cm" svg:height="13.859cm" svg:x="1.41cm" svg:y="3.922cm" presentation:class="outline" presentation:user-transformed="true">
          <draw:text-box>
            <text:list text:style-name="L2">
              <text:list-item>
                <text:p text:style-name="P2"><text:span text:style-name="T1">Again, draw square by square.</text:span></text:p>
              </text:list-item>
              <text:list-item>
                <text:p text:style-name="P2"><text:span text:style-name="T1">Start with the 3 dimensional baseline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8.366cm" svg:y1="7.163cm" svg:x2="14.034cm" svg:y2="10.024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3" draw:text-style-name="P1" draw:layer="layout" svg:x1="8.4cm" svg:y1="7.122cm" svg:x2="8.392cm" svg:y2="13.738cm">
          <text:p/>
        </draw:lin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10.023cm" svg:x2="19.634cm" svg:y2="7.162cm">
          <text:p/>
        </draw:line>
        <draw:line draw:style-name="gr2" draw:text-style-name="P1" draw:layer="layout" svg:x1="20.32cm" svg:y1="6.858cm" svg:x2="13.208cm" svg:y2="10.414cm">
          <text:p/>
        </draw:line>
        <draw:line draw:style-name="gr2" draw:text-style-name="P1" draw:layer="layout" svg:x1="20.32cm" svg:y1="13.458cm" svg:x2="13.208cm" svg:y2="17.014cm">
          <text:p/>
        </draw:line>
        <draw:line draw:style-name="gr3" draw:text-style-name="P1" draw:layer="layout" svg:x1="19.59cm" svg:y1="7.212cm" svg:x2="19.593cm" svg:y2="13.739cm">
          <text:p/>
        </draw:lin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1T0">
        <office:forms form:automatic-focus="false" form:apply-design-mode="false"/>
        <draw:line draw:style-name="gr1" draw:text-style-name="P1" draw:layer="layout" svg:x1="8.366cm" svg:y1="13.762cm" svg:x2="14.034cm" svg:y2="16.623cm">
          <text:p/>
        </draw:line>
        <draw:line draw:style-name="gr1" draw:text-style-name="P1" draw:layer="layout" svg:x1="13.966cm" svg:y1="16.623cm" svg:x2="19.634cm" svg:y2="13.762cm">
          <text:p/>
        </draw:line>
        <draw:line draw:style-name="gr1" draw:text-style-name="P1" draw:layer="layout" svg:x1="13.966cm" svg:y1="10.023cm" svg:x2="19.634cm" svg:y2="7.162cm">
          <text:p/>
        </draw:line>
        <draw:line draw:style-name="gr1" draw:text-style-name="P1" draw:layer="layout" svg:x1="8.366cm" svg:y1="7.163cm" svg:x2="14.034cm" svg:y2="10.024cm">
          <text:p/>
        </draw:line>
        <draw:line draw:style-name="gr1" draw:text-style-name="P1" draw:layer="layout" svg:x1="19.589cm" svg:y1="7.211cm" svg:x2="19.592cm" svg:y2="13.738cm">
          <text:p/>
        </draw:line>
        <draw:line draw:style-name="gr1" draw:text-style-name="P1" draw:layer="layout" svg:x1="8.4cm" svg:y1="7.122cm" svg:x2="8.392cm" svg:y2="13.738cm">
          <text:p/>
        </draw:line>
        <draw:line draw:style-name="gr1" draw:text-style-name="P1" draw:layer="layout" svg:x1="13.993cm" svg:y1="10.008cm" svg:x2="13.994cm" svg:y2="16.638cm">
          <text:p/>
        </draw:line>
        <draw:line draw:style-name="gr3" draw:text-style-name="P1" draw:layer="layout" svg:x1="13.966cm" svg:y1="4.365cm" svg:x2="19.634cm" svg:y2="7.226cm">
          <text:p/>
        </draw:line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draw:line draw:style-name="gr3" draw:text-style-name="P1" draw:layer="layout" svg:x1="8.366cm" svg:y1="7.224cm" svg:x2="14.034cm" svg:y2="4.363cm">
          <text:p/>
        </draw:lin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g>
          <draw:line draw:style-name="gr3" draw:text-style-name="P1" draw:layer="layout" svg:x1="8.366cm" svg:y1="13.762cm" svg:x2="14.034cm" svg:y2="16.623cm">
            <text:p/>
          </draw:line>
          <draw:line draw:style-name="gr3" draw:text-style-name="P1" draw:layer="layout" svg:x1="13.966cm" svg:y1="16.623cm" svg:x2="19.634cm" svg:y2="13.762cm">
            <text:p/>
          </draw:line>
          <draw:line draw:style-name="gr3" draw:text-style-name="P1" draw:layer="layout" svg:x1="13.966cm" svg:y1="10.023cm" svg:x2="19.634cm" svg:y2="7.162cm">
            <text:p/>
          </draw:line>
          <draw:line draw:style-name="gr3" draw:text-style-name="P1" draw:layer="layout" svg:x1="8.366cm" svg:y1="7.163cm" svg:x2="14.034cm" svg:y2="10.024cm">
            <text:p/>
          </draw:line>
          <draw:line draw:style-name="gr3" draw:text-style-name="P1" draw:layer="layout" svg:x1="19.589cm" svg:y1="7.211cm" svg:x2="19.592cm" svg:y2="13.738cm">
            <text:p/>
          </draw:line>
          <draw:line draw:style-name="gr3" draw:text-style-name="P1" draw:layer="layout" svg:x1="8.4cm" svg:y1="7.122cm" svg:x2="8.392cm" svg:y2="13.738cm">
            <text:p/>
          </draw:line>
          <draw:line draw:style-name="gr3" draw:text-style-name="P1" draw:layer="layout" svg:x1="13.966cm" svg:y1="4.364cm" svg:x2="19.634cm" svg:y2="7.225cm">
            <text:p/>
          </draw:line>
          <draw:line draw:style-name="gr3" draw:text-style-name="P1" draw:layer="layout" svg:x1="8.366cm" svg:y1="7.223cm" svg:x2="14.034cm" svg:y2="4.362cm">
            <text:p/>
          </draw:line>
          <draw:line draw:style-name="gr3" draw:text-style-name="P1" draw:layer="layout" svg:x1="13.993cm" svg:y1="10.008cm" svg:x2="13.994cm" svg:y2="16.638cm">
            <text:p/>
          </draw:line>
        </draw:g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 Cube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g>
          <draw:line draw:style-name="gr3" draw:text-style-name="P1" draw:layer="layout" svg:x1="8.366cm" svg:y1="13.762cm" svg:x2="14.034cm" svg:y2="16.623cm">
            <text:p/>
          </draw:line>
          <draw:line draw:style-name="gr3" draw:text-style-name="P1" draw:layer="layout" svg:x1="13.966cm" svg:y1="16.623cm" svg:x2="19.634cm" svg:y2="13.762cm">
            <text:p/>
          </draw:line>
          <draw:line draw:style-name="gr3" draw:text-style-name="P1" draw:layer="layout" svg:x1="13.966cm" svg:y1="10.023cm" svg:x2="19.634cm" svg:y2="7.162cm">
            <text:p/>
          </draw:line>
          <draw:line draw:style-name="gr3" draw:text-style-name="P1" draw:layer="layout" svg:x1="8.366cm" svg:y1="7.163cm" svg:x2="14.034cm" svg:y2="10.024cm">
            <text:p/>
          </draw:line>
          <draw:line draw:style-name="gr3" draw:text-style-name="P1" draw:layer="layout" svg:x1="19.589cm" svg:y1="7.211cm" svg:x2="19.592cm" svg:y2="13.738cm">
            <text:p/>
          </draw:line>
          <draw:line draw:style-name="gr3" draw:text-style-name="P1" draw:layer="layout" svg:x1="8.4cm" svg:y1="7.122cm" svg:x2="8.392cm" svg:y2="13.738cm">
            <text:p/>
          </draw:line>
          <draw:line draw:style-name="gr3" draw:text-style-name="P1" draw:layer="layout" svg:x1="13.966cm" svg:y1="4.364cm" svg:x2="19.634cm" svg:y2="7.225cm">
            <text:p/>
          </draw:line>
          <draw:line draw:style-name="gr3" draw:text-style-name="P1" draw:layer="layout" svg:x1="8.366cm" svg:y1="7.223cm" svg:x2="14.034cm" svg:y2="4.362cm">
            <text:p/>
          </draw:line>
          <draw:line draw:style-name="gr3" draw:text-style-name="P1" draw:layer="layout" svg:x1="13.993cm" svg:y1="10.008cm" svg:x2="13.994cm" svg:y2="16.638cm">
            <text:p/>
          </draw:line>
        </draw:g>
        <draw:line draw:style-name="gr2" draw:text-style-name="P1" draw:layer="layout" svg:x1="15.24cm" svg:y1="10.668cm" svg:x2="7.754cm" svg:y2="6.858cm">
          <text:p/>
        </draw:line>
        <draw:line draw:style-name="gr2" draw:text-style-name="P1" draw:layer="layout" svg:x1="20.32cm" svg:y1="7.62cm" svg:x2="12.834cm" svg:y2="3.81cm">
          <text:p/>
        </draw:line>
        <draw:line draw:style-name="gr2" draw:text-style-name="P1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 Cube</text:p>
          </draw:text-box>
        </draw:frame>
        <draw:frame presentation:style-name="pr2" draw:text-style-name="P3" draw:layer="layout" svg:width="25.199cm" svg:height="13.859cm" svg:x="1.403cm" svg:y="4.915cm" presentation:class="outline" presentation:user-transformed="true">
          <draw:text-box>
            <text:p text:style-name="P2"><text:span text:style-name="T1"/></text:p>
            <text:p text:style-name="P2"><text:span text:style-name="T1"><text:s text:c="43"/></text:span><text:span text:style-name="T2">(Click to continue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15H41M52S</meta:editing-duration>
    <meta:editing-cycles>51</meta:editing-cycles>
    <dc:date>2019-08-20T09:04:34</dc:date>
    <dc:creator>Stacy David</dc:creator>
    <meta:generator>OpenOffice/4.1.3$Unix OpenOffice.org_project/413m1$Build-9783</meta:generator>
    <dc:title>Drawing cubes from 0 to 4.</dc:title>
    <meta:document-statistic meta:object-count="435"/>
  </office:meta>
</office:document-meta>
</file>